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65in" style:type="center"/>
          <style:tab-stop style:position="6.6925in" style:type="right"/>
          <style:tab-stop style:position="6.6929in" style:type="right"/>
        </style:tab-stops>
      </style:paragraph-properties>
      <style:text-properties officeooo:rsid="000569e7" officeooo:paragraph-rsid="000569e7"/>
    </style:style>
    <style:style style:name="P2" style:family="paragraph" style:parent-style-name="Header">
      <style:text-properties officeooo:rsid="000569e7" officeooo:paragraph-rsid="000569e7"/>
    </style:style>
    <style:style style:name="P3" style:family="paragraph" style:parent-style-name="Footer">
      <style:paragraph-properties>
        <style:tab-stops>
          <style:tab-stop style:position="0in" style:type="right"/>
          <style:tab-stop style:position="3.3465in" style:type="center"/>
          <style:tab-stop style:position="6.6929in" style:type="right"/>
        </style:tab-stops>
      </style:paragraph-properties>
    </style:style>
    <style:style style:name="P4" style:family="paragraph" style:parent-style-name="Text_20_body">
      <style:text-properties officeooo:paragraph-rsid="000569e7"/>
    </style:style>
    <style:style style:name="P5" style:family="paragraph" style:parent-style-name="Text_20_body">
      <style:paragraph-properties fo:text-align="justify" style:justify-single-word="false"/>
      <style:text-properties officeooo:paragraph-rsid="000569e7"/>
    </style:style>
    <style:style style:name="P6" style:family="paragraph" style:parent-style-name="Text_20_body">
      <style:paragraph-properties fo:text-align="justify" style:justify-single-word="false">
        <style:tab-stops>
          <style:tab-stop style:position="0in"/>
        </style:tab-stops>
      </style:paragraph-properties>
      <style:text-properties style:rfc-language-tag="sr-Latn-RS" fo:language="sr" fo:script="Latn" fo:country="RS" officeooo:paragraph-rsid="0006a59f"/>
    </style:style>
    <style:style style:name="P7" style:family="paragraph" style:parent-style-name="Text_20_body">
      <style:paragraph-properties fo:text-align="justify" style:justify-single-word="false"/>
      <style:text-properties style:rfc-language-tag="sr-Latn-RS" fo:language="sr" fo:script="Latn" fo:country="RS" officeooo:rsid="00081bc5" officeooo:paragraph-rsid="00081bc5"/>
    </style:style>
    <style:style style:name="P8" style:family="paragraph" style:parent-style-name="Text_20_body">
      <style:text-properties officeooo:paragraph-rsid="00081bc5"/>
    </style:style>
    <style:style style:name="P9" style:family="paragraph" style:parent-style-name="Text_20_body">
      <style:paragraph-properties>
        <style:tab-stops>
          <style:tab-stop style:position="6.6929in" style:type="right"/>
        </style:tab-stops>
      </style:paragraph-properties>
    </style:style>
    <style:style style:name="P10" style:family="paragraph" style:parent-style-name="Text_20_body">
      <style:paragraph-properties>
        <style:tab-stops>
          <style:tab-stop style:position="6.6929in" style:type="right"/>
        </style:tab-stops>
      </style:paragraph-properties>
      <style:text-properties officeooo:paragraph-rsid="000b0761"/>
    </style:style>
    <style:style style:name="P11" style:family="paragraph" style:parent-style-name="Text_20_body">
      <style:paragraph-properties>
        <style:tab-stops>
          <style:tab-stop style:position="6.6929in" style:type="right"/>
        </style:tab-stops>
      </style:paragraph-properties>
      <style:text-properties officeooo:rsid="000b0761" officeooo:paragraph-rsid="000b0761"/>
    </style:style>
    <style:style style:name="P12" style:family="paragraph" style:parent-style-name="Table_20_Contents">
      <style:text-properties officeooo:rsid="000569e7" officeooo:paragraph-rsid="000569e7"/>
    </style:style>
    <style:style style:name="P13" style:family="paragraph" style:parent-style-name="Table_20_Contents">
      <style:text-properties fo:font-weight="bold" officeooo:rsid="000569e7" officeooo:paragraph-rsid="000569e7" style:font-weight-asian="bold" style:font-weight-complex="bold"/>
    </style:style>
    <style:style style:name="P14" style:family="paragraph" style:parent-style-name="Text_20_body">
      <style:paragraph-properties>
        <style:tab-stops>
          <style:tab-stop style:position="6.6929in" style:type="right"/>
        </style:tab-stops>
      </style:paragraph-properties>
      <style:text-properties officeooo:rsid="000b0761" officeooo:paragraph-rsid="000b0761"/>
    </style:style>
    <style:style style:name="P15" style:family="paragraph" style:parent-style-name="Text_20_body">
      <style:text-properties officeooo:paragraph-rsid="000eb04b"/>
    </style:style>
    <style:style style:name="P16" style:family="paragraph" style:parent-style-name="Text_20_body">
      <style:text-properties officeooo:paragraph-rsid="0012c7ce"/>
    </style:style>
    <style:style style:name="P17" style:family="paragraph" style:parent-style-name="Text_20_body">
      <style:text-properties officeooo:paragraph-rsid="00139407"/>
    </style:style>
    <style:style style:name="P18" style:family="paragraph" style:parent-style-name="Text_20_body">
      <style:text-properties officeooo:paragraph-rsid="0013b191"/>
    </style:style>
    <style:style style:name="P19" style:family="paragraph" style:parent-style-name="Text_20_body">
      <style:text-properties officeooo:rsid="0013b191" officeooo:paragraph-rsid="0013b191"/>
    </style:style>
    <style:style style:name="P20" style:family="paragraph" style:parent-style-name="Text_20_body" style:list-style-name="L2">
      <style:text-properties officeooo:rsid="0013b191" officeooo:paragraph-rsid="0013b191"/>
    </style:style>
    <style:style style:name="P21" style:family="paragraph" style:parent-style-name="Contents_20_Heading">
      <style:paragraph-properties fo:break-before="page"/>
    </style:style>
    <style:style style:name="P22" style:family="paragraph" style:parent-style-name="Heading_20_1">
      <style:text-properties officeooo:rsid="0012c7ce" officeooo:paragraph-rsid="0012c7ce"/>
    </style:style>
    <style:style style:name="P23" style:family="paragraph" style:parent-style-name="Heading_20_1">
      <style:text-properties officeooo:rsid="00139407" officeooo:paragraph-rsid="00139407"/>
    </style:style>
    <style:style style:name="P24" style:family="paragraph" style:parent-style-name="Heading_20_1">
      <style:paragraph-properties fo:break-before="page"/>
      <style:text-properties officeooo:rsid="000569e7" officeooo:paragraph-rsid="000569e7"/>
    </style:style>
    <style:style style:name="P25" style:family="paragraph" style:parent-style-name="Heading_20_1">
      <style:paragraph-properties fo:break-before="page">
        <style:tab-stops>
          <style:tab-stop style:position="3.4327in" style:type="center"/>
        </style:tab-stops>
      </style:paragraph-properties>
      <style:text-properties officeooo:rsid="0006a59f" officeooo:paragraph-rsid="0006a59f"/>
    </style:style>
    <style:style style:name="P26" style:family="paragraph" style:parent-style-name="Heading_20_1">
      <style:paragraph-properties fo:break-before="page"/>
      <style:text-properties officeooo:rsid="00081bc5" officeooo:paragraph-rsid="00081bc5"/>
    </style:style>
    <style:style style:name="P27" style:family="paragraph" style:parent-style-name="Heading_20_1">
      <style:paragraph-properties fo:break-before="page"/>
      <style:text-properties officeooo:rsid="0009f374" officeooo:paragraph-rsid="0009f374"/>
    </style:style>
    <style:style style:name="P28" style:family="paragraph" style:parent-style-name="Heading_20_1">
      <style:paragraph-properties fo:break-before="page"/>
      <style:text-properties officeooo:rsid="000a6bd1" officeooo:paragraph-rsid="000569e7"/>
    </style:style>
    <style:style style:name="P29" style:family="paragraph" style:parent-style-name="Heading_20_1">
      <style:paragraph-properties fo:break-before="page"/>
      <style:text-properties officeooo:rsid="0012c7ce" officeooo:paragraph-rsid="0012c7ce"/>
    </style:style>
    <style:style style:name="P30" style:family="paragraph" style:parent-style-name="Heading_20_1">
      <style:paragraph-properties fo:break-before="page"/>
      <style:text-properties officeooo:rsid="0013b191" officeooo:paragraph-rsid="0013b191"/>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Heading_20_2">
      <style:text-properties officeooo:rsid="000569e7" officeooo:paragraph-rsid="000569e7"/>
    </style:style>
    <style:style style:name="P33" style:family="paragraph" style:parent-style-name="Heading_20_2">
      <style:text-properties officeooo:rsid="00081bc5" officeooo:paragraph-rsid="00081bc5"/>
    </style:style>
    <style:style style:name="P34" style:family="paragraph" style:parent-style-name="Heading_20_2">
      <style:text-properties officeooo:rsid="000eb04b" officeooo:paragraph-rsid="000eb04b"/>
    </style:style>
    <style:style style:name="P35" style:family="paragraph" style:parent-style-name="Heading_20_2">
      <style:text-properties officeooo:rsid="00139407" officeooo:paragraph-rsid="00139407"/>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569e7"/>
    </style:style>
    <style:style style:name="T2" style:family="text">
      <style:text-properties fo:language="en" fo:country="US" officeooo:rsid="000569e7"/>
    </style:style>
    <style:style style:name="T3" style:family="text">
      <style:text-properties style:rfc-language-tag="sr-Latn-RS" fo:language="sr" fo:script="Latn" fo:country="RS" officeooo:rsid="0006a59f" style:font-size-asian="10.5pt"/>
    </style:style>
    <style:style style:name="T4" style:family="text">
      <style:text-properties officeooo:rsid="00081bc5"/>
    </style:style>
    <style:style style:name="T5" style:family="text">
      <style:text-properties officeooo:rsid="0009f374"/>
    </style:style>
    <style:style style:name="T6" style:family="text">
      <style:text-properties officeooo:rsid="000b0761"/>
    </style:style>
    <style:style style:name="T7" style:family="text">
      <style:text-properties officeooo:rsid="000eb04b"/>
    </style:style>
    <style:style style:name="T8" style:family="text">
      <style:text-properties officeooo:rsid="0010cd61"/>
    </style:style>
    <style:style style:name="T9" style:family="text">
      <style:text-properties officeooo:rsid="00121b65"/>
    </style:style>
    <style:style style:name="T10" style:family="text">
      <style:text-properties officeooo:rsid="0012c7ce"/>
    </style:style>
    <style:style style:name="T11" style:family="text">
      <style:text-properties officeooo:rsid="00139407"/>
    </style:style>
    <style:style style:name="T12" style:family="text">
      <style:text-properties officeooo:rsid="0013b191"/>
    </style:style>
    <style:style style:name="T13" style:family="text">
      <style:text-properties officeooo:rsid="0014e91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Pokemani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tab/></text:p>
      <text:p text:style-name="P11"><text:tab/>Marko Divjak 0084/2017</text:p>
      <text:p text:style-name="P9"><text:tab/><text:span text:style-name="T6">Natalija Mitić 0085/2017</text:span></text:p>
      <text:p text:style-name="P11"><text:tab/>Anja Marković 0420/2017</text:p>
      <text:p text:style-name="P11"><text:tab/>Vukašin Drašković 0455/2017</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adržaj</text:p>
          </text:index-title>
          <text:p text:style-name="P31"><text:a xlink:type="simple" xlink:href="#__RefHeading___Toc110_255155833" text:style-name="Index_20_Link" text:visited-style-name="Index_20_Link">1. Uvod<text:tab/>3</text:a></text:p>
          <text:p text:style-name="P36"><text:a xlink:type="simple" xlink:href="#__RefHeading___Toc116_255155833" text:style-name="Index_20_Link" text:visited-style-name="Index_20_Link">1.1 Rezime<text:tab/>3</text:a></text:p>
          <text:p text:style-name="P36"><text:a xlink:type="simple" xlink:href="#__RefHeading___Toc118_255155833" text:style-name="Index_20_Link" text:visited-style-name="Index_20_Link">1.2 Namena dokumenta<text:tab/>3</text:a></text:p>
          <text:p text:style-name="P31"><text:a xlink:type="simple" xlink:href="#__RefHeading___Toc129_255155833" text:style-name="Index_20_Link" text:visited-style-name="Index_20_Link">2. Opis i struktura projekta<text:tab/>4</text:a></text:p>
          <text:p text:style-name="P31"><text:a xlink:type="simple" xlink:href="#__RefHeading___Toc131_255155833" text:style-name="Index_20_Link" text:visited-style-name="Index_20_Link">3. Kategorije korisnika<text:tab/>5</text:a></text:p>
          <text:p text:style-name="P36"><text:a xlink:type="simple" xlink:href="#__RefHeading___Toc133_255155833" text:style-name="Index_20_Link" text:visited-style-name="Index_20_Link">3.1 Gost<text:tab/>5</text:a></text:p>
          <text:p text:style-name="P36"><text:a xlink:type="simple" xlink:href="#__RefHeading___Toc135_255155833" text:style-name="Index_20_Link" text:visited-style-name="Index_20_Link">3.2 Registrovani korisnik (trener)<text:tab/>5</text:a></text:p>
          <text:p text:style-name="P36"><text:a xlink:type="simple" xlink:href="#__RefHeading___Toc137_255155833" text:style-name="Index_20_Link" text:visited-style-name="Index_20_Link">3.3 Administrator<text:tab/>5</text:a></text:p>
          <text:p text:style-name="P31"><text:a xlink:type="simple" xlink:href="#__RefHeading___Toc143_255155833" text:style-name="Index_20_Link" text:visited-style-name="Index_20_Link">4. Funkcionalni zahtevi<text:tab/>6</text:a></text:p>
          <text:p text:style-name="P36"><text:a xlink:type="simple" xlink:href="#__RefHeading___Toc362_1547466128" text:style-name="Index_20_Link" text:visited-style-name="Index_20_Link">4.1 Korišćenje pokedeksa<text:tab/>6</text:a></text:p>
          <text:p text:style-name="P36"><text:a xlink:type="simple" xlink:href="#__RefHeading___Toc364_1547466128" text:style-name="Index_20_Link" text:visited-style-name="Index_20_Link">4.2 Igra prepoznavanja pokemona<text:tab/>6</text:a></text:p>
          <text:p text:style-name="P36"><text:a xlink:type="simple" xlink:href="#__RefHeading___Toc366_1547466128" text:style-name="Index_20_Link" text:visited-style-name="Index_20_Link">4.3 Igra borbe sa divljim pokemonima<text:tab/>6</text:a></text:p>
          <text:p text:style-name="P36"><text:a xlink:type="simple" xlink:href="#__RefHeading___Toc368_1547466128" text:style-name="Index_20_Link" text:visited-style-name="Index_20_Link">4.4 Učestvovanje na turniru<text:tab/>6</text:a></text:p>
          <text:p text:style-name="P36"><text:a xlink:type="simple" xlink:href="#__RefHeading___Toc370_1547466128" text:style-name="Index_20_Link" text:visited-style-name="Index_20_Link">4.5 Kreiranje turnira<text:tab/>6</text:a></text:p>
          <text:p text:style-name="P36"><text:a xlink:type="simple" xlink:href="#__RefHeading___Toc372_1547466128" text:style-name="Index_20_Link" text:visited-style-name="Index_20_Link">4.6 Registrovanje i logovanje<text:tab/>7</text:a></text:p>
          <text:p text:style-name="P31"><text:a xlink:type="simple" xlink:href="#__RefHeading___Toc374_1547466128" text:style-name="Index_20_Link" text:visited-style-name="Index_20_Link">5. Pretpostavke i ograničenja<text:tab/>8</text:a></text:p>
          <text:p text:style-name="P31"><text:a xlink:type="simple" xlink:href="#__RefHeading___Toc376_1547466128" text:style-name="Index_20_Link" text:visited-style-name="Index_20_Link">6. Kvalitet<text:tab/>8</text:a></text:p>
          <text:p text:style-name="P31"><text:a xlink:type="simple" xlink:href="#__RefHeading___Toc378_1547466128" text:style-name="Index_20_Link" text:visited-style-name="Index_20_Link">7. Nefunkcionalni zahtevi<text:tab/>8</text:a></text:p>
          <text:p text:style-name="P36"><text:a xlink:type="simple" xlink:href="#__RefHeading___Toc380_1547466128" text:style-name="Index_20_Link" text:visited-style-name="Index_20_Link">7.1 Sistemski zahtevi<text:tab/>8</text:a></text:p>
          <text:p text:style-name="P36"><text:a xlink:type="simple" xlink:href="#__RefHeading___Toc382_1547466128" text:style-name="Index_20_Link" text:visited-style-name="Index_20_Link">7.2 Ostali zahtevi<text:tab/>8</text:a></text:p>
          <text:p text:style-name="P31"><text:a xlink:type="simple" xlink:href="#__RefHeading___Toc384_1547466128" text:style-name="Index_20_Link" text:visited-style-name="Index_20_Link">8. Zahtevi za korisničkom dokumentacijom<text:tab/>8</text:a></text:p>
          <text:p text:style-name="P31"><text:a xlink:type="simple" xlink:href="#__RefHeading___Toc386_1547466128" text:style-name="Index_20_Link" text:visited-style-name="Index_20_Link">9. Plan i prioriteti<text:tab/>9</text:a></text:p>
          <text:p text:style-name="P31"><text:a xlink:type="simple" xlink:href="#__RefHeading___Toc108_255155833" text:style-name="Index_20_Link" text:visited-style-name="Index_20_Link">10. Spisak izmena<text:tab/>10</text:a></text:p>
        </text:index-body>
      </text:table-of-content>
      <text:p text:style-name="Text_20_body"/>
      <text:h text:style-name="P24" text:outline-level="1"><text:bookmark-start text:name="__RefHeading___Toc110_255155833"/>1. Uvod<text:bookmark-end text:name="__RefHeading___Toc110_255155833"/></text:h>
      <text:h text:style-name="P32" text:outline-level="2"><text:bookmark-start text:name="__RefHeading___Toc116_255155833"/>1.1 Rezime<text:bookmark-end text:name="__RefHeading___Toc116_255155833"/></text:h>
      <text:p text:style-name="P5"><text:tab/><text:span text:style-name="T1">Projekat Pokemania predstavlja deo praktične nastave na predmetu Principi softverskog inženjerstva, sa ciljem ilustracije organizovanja aktivnosti na jednom realnom softverskom projektu. Pokemania je namenjena fanovima Pokemona, kao i <text:s/>svim ostalim ljubiteljima igara.</text:span></text:p>
      <text:h text:style-name="P32" text:outline-level="2"><text:bookmark-start text:name="__RefHeading___Toc118_255155833"/>1.2 Namena dokumenta<text:bookmark-end text:name="__RefHeading___Toc118_255155833"/></text:h>
      <text:p text:style-name="P4"><text:tab/><text:span text:style-name="T1">Ovaj dokument definiše </text:span><text:span text:style-name="T2">namenu</text:span><text:span text:style-name="T1"> projekta, kategoriju korisnika i osnovne funkcionalne </text:span><text:span text:style-name="T3">i druge zahteve. Dokument je namenjen svim članovima projektnog tima. Dokument definiše tehnologije koje su primenjene, daje generalan opis sistema, definiše vrste korisnika, skup funkcionalnosti kao i ograničenja sistema.</text:span></text:p>
      <text:h text:style-name="P25" text:outline-level="1"><text:bookmark-start text:name="__RefHeading___Toc129_255155833"/>2. Opis i struktura projekta<text:bookmark-end text:name="__RefHeading___Toc129_255155833"/></text:h>
      <text:p text:style-name="P6"><text:tab/><text:span text:style-name="T4">S obzirom da su svi članovi tima veliki ljubitelji pokemona došlo se na ideju da se napravi nešto u čemu bi se svi pronašli, da se projekat ne doživi samo kao obaveza. Cilj je da članovi postojeća znanja, kao i znanja stečena radom na projektu prenose jedni drugima, kako bi rad bio bolji i efikasniji.</text:span></text:p>
      <text:p text:style-name="P6"><text:tab/><text:span text:style-name="T4">Sistem mogu da koriste tri vrste korisnika: gost, registrovani korisnik i administrator. Različite vrste korisnika imaju pristup različitim funkcionalnostima sajta. Gosti mogu da razgledaju pokedeks i da igraju igru pogađanja pokemona. Registrovani korisnici mogu da se bore međusobno na turnirima kao i da pokušaju da uhvate divlje pokemone u borbi sa njima. Administratori mogu da kreiraju turnire, odobravaju učešće i nadgledaju aktivnosti korisnika na turniru.</text:span></text:p>
      <text:p text:style-name="P6"><text:tab/><text:span text:style-name="T5">Sistem je zamišljen na bazi dinamičkog sajta postavljenog na Web serveru koji podržava PHP i Ajax. Postoji server na kome je MySQL baza podataka u kojoj se čuvaju kredencijali korisnika i ostale relevantne informacije. Informacije o pojedinačnim pokemonima se dobijaju od Pokemon API Web servisa. Web server uz pomoć PHP upita i pristupa bazi podataka kreira statički HTML kod koji se prosleđuje korisniku sajta.</text:span></text:p>
      <text:h text:style-name="P26" text:outline-level="1"><text:bookmark-start text:name="__RefHeading___Toc131_255155833"/>3. Kategorije korisnika<text:bookmark-end text:name="__RefHeading___Toc131_255155833"/></text:h>
      <text:h text:style-name="P33" text:outline-level="2"><text:bookmark-start text:name="__RefHeading___Toc133_255155833"/>3.1 Gost<text:bookmark-end text:name="__RefHeading___Toc133_255155833"/></text:h>
      <text:p text:style-name="P7"><text:tab/>Gost može da pregleda pokedeks kao i da igra igru pogađanja pokemona.</text:p>
      <text:h text:style-name="P33" text:outline-level="2"><text:bookmark-start text:name="__RefHeading___Toc135_255155833"/>3.2 Registrovani korisnik <text:span text:style-name="T8">(trener)</text:span><text:bookmark-end text:name="__RefHeading___Toc135_255155833"/></text:h>
      <text:p text:style-name="P8"><text:tab/><text:span text:style-name="T4">Registrovani korisnik ima svoje korisničko ime i lozinku kojima se loguje u sistem. Registrovani korisnici na neki određeni vremenski interval dobijaju pokelopte, voćkice i novac. Pokelopte služe za pokušaj hvatanja divljih pokemona. Ukoliko nivo HP poena divljih pokemona padne ispod definisane granice korisnik ima mogućnost da baci pokeloptu. Verovatnoća da će uhvatiti divljeg pokemona je obrnuto proporcionalna količini preostalih HP poena divljeg pokemona. Korisnici voćkicama hrane svoje pokemone čime oni jačaju i napreduju. Korisnici koriste novac da bi učestvovali na turnirima. Izborom svog pokemona trener dobija dve opcije: puštanja pokemona u divljinu i davanja voćkice pokemonu da bi rastao.</text:span></text:p>
      <text:h text:style-name="P33" text:outline-level="2"><text:bookmark-start text:name="__RefHeading___Toc137_255155833"/>3.3 Administrator<text:bookmark-end text:name="__RefHeading___Toc137_255155833"/></text:h>
      <text:p text:style-name="P8"><text:tab/><text:span text:style-name="T4">Administrator ima mogućnost kreiranja turnira, kreiranje strukture turnira i definisanja nagrade turnira. Administrator odobrava učešće korisnika na turniru.</text:span></text:p>
      <text:h text:style-name="P27" text:outline-level="1"><text:bookmark-start text:name="__RefHeading___Toc143_255155833"/>4. Funkcionalni zahtevi<text:bookmark-end text:name="__RefHeading___Toc143_255155833"/></text:h>
      <text:h text:style-name="P34" text:outline-level="2"><text:bookmark-start text:name="__RefHeading___Toc362_1547466128"/>4.1 Korišćenje pokedeksa<text:bookmark-end text:name="__RefHeading___Toc362_1547466128"/></text:h>
      <text:p text:style-name="P15"><text:tab/><text:span text:style-name="T7">Gosti imaju mogućnost pregledanja pokedeksa tj. spiska svih pokemona koji su prisutni u igri kao i pregleda njihovih osobina.</text:span></text:p>
      <text:h text:style-name="P34" text:outline-level="2"><text:bookmark-start text:name="__RefHeading___Toc364_1547466128"/>4.2 Igra prepoznavanja pokemona<text:bookmark-end text:name="__RefHeading___Toc364_1547466128"/></text:h>
      <text:p text:style-name="P15"><text:tab/><text:span text:style-name="T7">Gosti imaju mogućnost da igraju igru gde na osnovu siluete pokemona treba da prepoznaju o kom pokemonu je reč.</text:span></text:p>
      <text:h text:style-name="P34" text:outline-level="2"><text:bookmark-start text:name="__RefHeading___Toc366_1547466128"/>4.3 Igra borbe sa divljim pokemonima<text:bookmark-end text:name="__RefHeading___Toc366_1547466128"/></text:h>
      <text:p text:style-name="P15"><text:tab/><text:span text:style-name="T7">Registrovani korisnici imaju mogućnost da izaberu da se bore sa divljim pokemonima. U toj borbi se bore sa nasumično dodeljenim divljim pokemonom. Ukoliko nivo HP poena divljeg pokemona padne ispod određene granice mogu pokušati da ga uhvate korišćenjem jedne od svojih pokelopti. Ukoliko trener ne uspe da uhvati divljeg pokemona bacanjem pokelopte divlji pokemon beži i borba se završava. Ako pokemon registrovanog korisnika pobedi divljeg pokemona njegov pokemon dobija određeni broj XP poena za prelazak na sledeći nivo, trener dobija određenu svotu novca. Ako trener izgubi u borbi sa divljim pokemonom, gubi određenu količinu novca. Ako nakon pobede trenerov pokemon pređe na sledeći nivo povećavaju mu se brzina i maksimalna količina HP poena.</text:span></text:p>
      <text:h text:style-name="P34" text:outline-level="2"><text:bookmark-start text:name="__RefHeading___Toc368_1547466128"/>4.4 Učestvovanje na turniru<text:bookmark-end text:name="__RefHeading___Toc368_1547466128"/></text:h>
      <text:p text:style-name="P15"><text:tab/><text:span text:style-name="T8">Prilikom prijave učesnik turnira mora da plati cenu prijave i da ima bar tri pokemona. Treneri mogu da pregledaju spisak ponuđenih turnira. Nakon prijave trener može da izabere i da izađe sa turnira. U tom slučaju trener gubi sve poene dobijene na turniru. Ako trener izabere opciju za borbu počinje meč na turniru. Meč na turniru se igra protiv nasumično izabranog učesnika turnira. Meč se se sastoji od tri borbe koje se vrše na isti način kao i protiv divljeg pokemona. Nije moguće uhvatiti tuđeg pokemona. Učesnici meča biraju tri pokemona za meč. Ako jedan trener osvoji bar dve borbe on je dobio meč. Ukoliko trener pobedi dobija određeni broj poena za turnir, ukoliko izgubi gubi određeni broj poena na turniru. Ako nema drugih učesnika na turniru igrač dobija trening meč protiv istih svojih pokemona koje je izabrao za borbu. Za ovaj tip meča se ne dobijaju poeni na turniru.</text:span></text:p>
      <text:h text:style-name="P34" text:outline-level="2"><text:bookmark-start text:name="__RefHeading___Toc370_1547466128"/>4.5 Kreiranje turnira<text:bookmark-end text:name="__RefHeading___Toc370_1547466128"/></text:h>
      <text:p text:style-name="P15"><text:tab/><text:span text:style-name="T8">Turnir ima učesnike koji su treneri, definisan je najveći nivo trenera koji može da učestvuje na turniru. Određena je cena prijave. Učesnik ima broj poena na turniru i mesto na tom turniru. </text:span><text:soft-page-break/><text:span text:style-name="T8">Administrator ima mogućnost da kreira turnire. Takođe ima i mogućnost da briše turnire. Za pravljenje turnira administrator mora da definiše sve relevantne parametre turnira.</text:span></text:p>
      <text:h text:style-name="P34" text:outline-level="2"><text:bookmark-start text:name="__RefHeading___Toc372_1547466128"/>4.6 Registrovanje i logovanje<text:bookmark-end text:name="__RefHeading___Toc372_1547466128"/></text:h>
      <text:p text:style-name="P15"><text:tab/><text:span text:style-name="T9">Gosti imaju mogućnost da se registruju tako što smisle svoje jedinstveno korisničko ime i lozinku za svoj nalog. Nakon toga pri poseti sajta mogu da se uloguju koristeći svoje kredencijale.</text:span></text:p>
      <text:h text:style-name="P29" text:outline-level="1"><text:bookmark-start text:name="__RefHeading___Toc374_1547466128"/>5. Pretpostavke i ograničenja<text:bookmark-end text:name="__RefHeading___Toc374_1547466128"/></text:h>
      <text:p text:style-name="P16"><text:tab/><text:span text:style-name="T10">Sistem mora da obezbedi sigurno čuvanje podataka vezanih za autorizaciju kako bi se izbegao neovlašćeni pristup sajtu. Ukoliko korisnik izgubi pristupne podatke, u mogućnosti je da zatraži povratak naloga dobijanjem mejla sa linkom za resetovanje lozinke.</text:span></text:p>
      <text:h text:style-name="P22" text:outline-level="1"><text:bookmark-start text:name="__RefHeading___Toc376_1547466128"/>6. Kvalitet<text:bookmark-end text:name="__RefHeading___Toc376_1547466128"/></text:h>
      <text:p text:style-name="P16"><text:tab/><text:span text:style-name="T10">Potrebno je izvršiti testiranje metodom crne kutije svih gore navedenih funkcionalnosti. Potrebno je izvršiti i testiranje kapaciteta i brzine odziva i otpornosti na greške. Takođe, potrebno je posebnu pažnju posvetiti sprečavanju unosa malicioznog SQL koda tj. sprečavanje takozvanih SQL injekcija koji bi uništio bazu podataka.</text:span></text:p>
      <text:h text:style-name="P23" text:outline-level="1"><text:bookmark-start text:name="__RefHeading___Toc378_1547466128"/>7. Nefunkcionalni zahtevi<text:bookmark-end text:name="__RefHeading___Toc378_1547466128"/></text:h>
      <text:h text:style-name="P35" text:outline-level="2"><text:bookmark-start text:name="__RefHeading___Toc380_1547466128"/>7.1 Sistemski zahtevi<text:bookmark-end text:name="__RefHeading___Toc380_1547466128"/></text:h>
      <text:p text:style-name="P17"><text:tab/><text:span text:style-name="T11">Za funkcionisanje sistema,, neophodno je da server ima instaliran modul za PHP kao i MySQL bazu podataka. Zbog korišćenja HTML tehnologije, neophodno je obezbediti kompatibilnost sa važnijim internet-pregledačima, i njihovim skorijim verzijama.</text:span></text:p>
      <text:h text:style-name="P35" text:outline-level="2"><text:bookmark-start text:name="__RefHeading___Toc382_1547466128"/>7.2 Ostali zahtevi<text:bookmark-end text:name="__RefHeading___Toc382_1547466128"/></text:h>
      <text:p text:style-name="P18"><text:tab/><text:span text:style-name="T11">Sistem treba da pruži zadovoljavajuće performanse pri odzivu, kao i određenu vizuelnu dinamičnost strana.</text:span></text:p>
      <text:h text:style-name="Heading_20_1" text:outline-level="1"><text:bookmark-start text:name="__RefHeading___Toc384_1547466128"/>8. Zahtevi za korisničkom dokumentacijom<text:bookmark-end text:name="__RefHeading___Toc384_1547466128"/></text:h>
      <text:p text:style-name="P17"><text:tab/><text:span text:style-name="T11">Potrebno je uputstvo za administratore za način autorizacije i pristupa formama za administraciju sistema i turnira. Biće potrebno detaljnije dokumentovati osnovne složene delove sistema, kako bi bila olakšana buduća nadogradnja. Potrebno je obezbediti niz manjih dokumenata u kojima će biti opisani načini korišćenja aplikacije, za svaku vrstu korisnika posebno.</text:span></text:p>
      <text:h text:style-name="P30" text:outline-level="1"><text:bookmark-start text:name="__RefHeading___Toc386_1547466128"/>9. Plan i prioriteti<text:bookmark-end text:name="__RefHeading___Toc386_1547466128"/></text:h>
      <text:p text:style-name="P18"><text:tab/><text:span text:style-name="T12">Primarno potrebno je obezbediti sledeće:</text:span></text:p>
      <text:list xml:id="list4212762375" text:style-name="L2">
        <text:list-item>
          <text:p text:style-name="P20">autorizovanje korisnika</text:p>
        </text:list-item>
        <text:list-item>
          <text:p text:style-name="P20">prijavljivanje korisnika za korišćenje sistema</text:p>
        </text:list-item>
        <text:list-item>
          <text:p text:style-name="P20">formiranje turnira</text:p>
        </text:list-item>
        <text:list-item>
          <text:p text:style-name="P20">prijavljivanje na turnir</text:p>
        </text:list-item>
      </text:list>
      <text:p text:style-name="P19"><text:tab/>U narednim iteracijama je potrebno izraditi funkcionalnosti igranja samih igara: razgledanje pokedeksa i igranje igre pogađanja pokemona za goste, kao i implementirati same borbe između igrača na turniru i divljih pokemona.</text:p>
      <text:h text:style-name="P28" text:outline-level="1"><text:bookmark-start text:name="__RefHeading___Toc108_255155833"/><text:span text:style-name="T13">10</text:span>. Spisak izmena<text:bookmark-end text:name="__RefHeading___Toc108_255155833"/></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13">Datum</text:p>
          </table:table-cell>
          <table:table-cell table:style-name="Table1.A1" office:value-type="string">
            <text:p text:style-name="P13">Verzija</text:p>
          </table:table-cell>
          <table:table-cell table:style-name="Table1.A1" office:value-type="string">
            <text:p text:style-name="P13">Mesta izmena</text:p>
          </table:table-cell>
          <table:table-cell table:style-name="Table1.D1" office:value-type="string">
            <text:p text:style-name="P13">Autor</text:p>
          </table:table-cell>
        </table:table-row>
        <table:table-row>
          <table:table-cell table:style-name="Table1.A2" office:value-type="string">
            <text:p text:style-name="P12">20.02.2020.</text:p>
          </table:table-cell>
          <table:table-cell table:style-name="Table1.A2" office:value-type="string">
            <text:p text:style-name="P12">1.0</text:p>
          </table:table-cell>
          <table:table-cell table:style-name="Table1.A2" office:value-type="string">
            <text:p text:style-name="P12">Osnovna verzija</text:p>
          </table:table-cell>
          <table:table-cell table:style-name="Table1.D2" office:value-type="string">
            <text:p text:style-name="P12">Marko Divjak</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rfc-language-tag="sr-Latn-RS" fo:language="sr" fo:script="Latn" fo:country="R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font-size="130%" style:rfc-language-tag="sr-Latn-RS" fo:language="sr" fo:script="Latn" fo:country="RS"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style:rfc-language-tag="sr-Latn-RS" fo:language="sr" fo:script="Latn" fo:country="RS"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6925in" style:type="right"/>
          <style:tab-stop style:position="6.6929in" style:type="right"/>
        </style:tab-stops>
      </style:paragraph-properties>
      <style:text-properties officeooo:rsid="000569e7" officeooo:paragraph-rsid="000569e7"/>
    </style:style>
    <style:style style:name="MP2" style:family="paragraph" style:parent-style-name="Header">
      <style:text-properties officeooo:rsid="000569e7" officeooo:paragraph-rsid="000569e7"/>
    </style:style>
    <style:style style:name="MP3" style:family="paragraph" style:parent-style-name="Footer">
      <style:paragraph-properties>
        <style:tab-stops>
          <style:tab-stop style:position="0in" style:type="right"/>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niverzitet u Beogradu<text:tab/><text:tab/>Principi softverskog inženjerstva</text:p>
        <text:p text:style-name="MP2">Elektrothnički fakultet<text:tab/><text:tab/>SI3PSI</text:p>
      </style:header>
      <style:footer>
        <text:p text:style-name="MP3"><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5:44:49.550813880</meta:creation-date>
    <dc:date>2020-02-21T20:16:23.199041166</dc:date>
    <meta:editing-duration>PT1H13M44S</meta:editing-duration>
    <meta:editing-cycles>14</meta:editing-cycles>
    <meta:generator>LibreOffice/6.0.7.3$Linux_X86_64 LibreOffice_project/00m0$Build-3</meta:generator>
    <meta:document-statistic meta:table-count="1" meta:image-count="0" meta:object-count="0" meta:page-count="10" meta:paragraph-count="89" meta:word-count="1211" meta:character-count="8167" meta:non-whitespace-character-count="7018"/>
  </office:meta>
</office:document-meta>
</file>